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k2.jpg</text:p>
          </table:table-cell>
          <table:table-cell office:value-type="float" office:value="0.249998" calcext:value-type="float">
            <text:p>0.249998</text:p>
          </table:table-cell>
          <table:table-cell office:value-type="float" office:value="0.210337" calcext:value-type="float">
            <text:p>0.2103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1:.F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age.jpg</text:p>
          </table:table-cell>
          <table:table-cell office:value-type="float" office:value="0.2" calcext:value-type="float">
            <text:p>0.2</text:p>
          </table:table-cell>
          <table:table-cell office:value-type="float" office:value="0.184232" calcext:value-type="float">
            <text:p>0.1842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2:.F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4.jpg</text:p>
          </table:table-cell>
          <table:table-cell office:value-type="float" office:value="0.2" calcext:value-type="float">
            <text:p>0.2</text:p>
          </table:table-cell>
          <table:table-cell office:value-type="float" office:value="0.184378" calcext:value-type="float">
            <text:p>0.1843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3:.F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1.jpg</text:p>
          </table:table-cell>
          <table:table-cell office:value-type="float" office:value="0.142849" calcext:value-type="float">
            <text:p>0.142849</text:p>
          </table:table-cell>
          <table:table-cell office:value-type="float" office:value="0.112972" calcext:value-type="float">
            <text:p>0.1129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4:.F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7.jpg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109" calcext:value-type="float">
            <text:p>0.09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5:.F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agec.jpg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4236" calcext:value-type="float">
            <text:p>0.09542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6:.F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9.png</text:p>
          </table:table-cell>
          <table:table-cell office:value-type="float" office:value="0.0999994" calcext:value-type="float">
            <text:p>0.0999994</text:p>
          </table:table-cell>
          <table:table-cell office:value-type="float" office:value="0.079512" calcext:value-type="float">
            <text:p>0.0795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7:.F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t3.png</text:p>
          </table:table-cell>
          <table:table-cell office:value-type="float" office:value="0.0833318" calcext:value-type="float">
            <text:p>0.0833318</text:p>
          </table:table-cell>
          <table:table-cell office:value-type="float" office:value="0.073114" calcext:value-type="float">
            <text:p>0.0731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8:.F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ook3.jpg</text:p>
          </table:table-cell>
          <table:table-cell office:value-type="float" office:value="0.0769229" calcext:value-type="float">
            <text:p>0.0769229</text:p>
          </table:table-cell>
          <table:table-cell office:value-type="string" calcext:value-type="string">
            <text:p>-na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9:.F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e3.jpg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83974" calcext:value-type="float">
            <text:p>0.048397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10:.F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1.png</text:p>
          </table:table-cell>
          <table:table-cell office:value-type="float" office:value="0.0624947" calcext:value-type="float">
            <text:p>0.0624947</text:p>
          </table:table-cell>
          <table:table-cell office:value-type="float" office:value="0.0516499" calcext:value-type="float">
            <text:p>0.051649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11:.F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6.jpg</text:p>
          </table:table-cell>
          <table:table-cell office:value-type="float" office:value="0.0555543" calcext:value-type="float">
            <text:p>0.0555543</text:p>
          </table:table-cell>
          <table:table-cell office:value-type="float" office:value="0.0515925" calcext:value-type="float">
            <text:p>0.05159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12:.F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aged.jpg</text:p>
          </table:table-cell>
          <table:table-cell office:value-type="float" office:value="0.0526293" calcext:value-type="float">
            <text:p>0.0526293</text:p>
          </table:table-cell>
          <table:table-cell office:value-type="float" office:value="0.0445857" calcext:value-type="float">
            <text:p>0.044585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13:.F13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k5.jpg</text:p>
          </table:table-cell>
          <table:table-cell office:value-type="float" office:value="0.052631" calcext:value-type="float">
            <text:p>0.052631</text:p>
          </table:table-cell>
          <table:table-cell office:value-type="float" office:value="0.0601572" calcext:value-type="float">
            <text:p>0.06015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14:.F1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4.jpg</text:p>
          </table:table-cell>
          <table:table-cell office:value-type="float" office:value="0.0476181" calcext:value-type="float">
            <text:p>0.0476181</text:p>
          </table:table-cell>
          <table:table-cell office:value-type="float" office:value="0.0425906" calcext:value-type="float">
            <text:p>0.042590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15:.F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0.0454545" calcext:value-type="float">
            <text:p>0.0454545</text:p>
          </table:table-cell>
          <table:table-cell office:value-type="float" office:value="0.0228304" calcext:value-type="float">
            <text:p>0.022830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16:.F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e2.jpg</text:p>
          </table:table-cell>
          <table:table-cell office:value-type="float" office:value="0.0454516" calcext:value-type="float">
            <text:p>0.0454516</text:p>
          </table:table-cell>
          <table:table-cell office:value-type="float" office:value="0.0386853" calcext:value-type="float">
            <text:p>0.038685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17:.F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10.jpg</text:p>
          </table:table-cell>
          <table:table-cell office:value-type="float" office:value="0.0434751" calcext:value-type="float">
            <text:p>0.0434751</text:p>
          </table:table-cell>
          <table:table-cell office:value-type="float" office:value="0.037429" calcext:value-type="float">
            <text:p>0.0374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18:.F1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pp1.jpg</text:p>
          </table:table-cell>
          <table:table-cell office:value-type="float" office:value="0.0416663" calcext:value-type="float">
            <text:p>0.0416663</text:p>
          </table:table-cell>
          <table:table-cell office:value-type="float" office:value="0.0310264" calcext:value-type="float">
            <text:p>0.031026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19:.F19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2.jpg</text:p>
          </table:table-cell>
          <table:table-cell office:value-type="float" office:value="0.0416663" calcext:value-type="float">
            <text:p>0.0416663</text:p>
          </table:table-cell>
          <table:table-cell office:value-type="float" office:value="0.0310264" calcext:value-type="float">
            <text:p>0.031026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20:.F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.jpg</text:p>
          </table:table-cell>
          <table:table-cell office:value-type="float" office:value="0.0384601" calcext:value-type="float">
            <text:p>0.0384601</text:p>
          </table:table-cell>
          <table:table-cell office:value-type="float" office:value="0.028711" calcext:value-type="float">
            <text:p>0.0287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21:.F2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4.jpg</text:p>
          </table:table-cell>
          <table:table-cell office:value-type="float" office:value="0.0384612" calcext:value-type="float">
            <text:p>0.0384612</text:p>
          </table:table-cell>
          <table:table-cell office:value-type="float" office:value="0.0319037" calcext:value-type="float">
            <text:p>0.031903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22:.F2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4.png</text:p>
          </table:table-cell>
          <table:table-cell office:value-type="float" office:value="0.0370368" calcext:value-type="float">
            <text:p>0.0370368</text:p>
          </table:table-cell>
          <table:table-cell office:value-type="float" office:value="0.0300027" calcext:value-type="float">
            <text:p>0.030002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23:.F23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8.jpg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028356" calcext:value-type="float">
            <text:p>0.02835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24:.F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10.jpg</text:p>
          </table:table-cell>
          <table:table-cell office:value-type="float" office:value="0.0344785" calcext:value-type="float">
            <text:p>0.0344785</text:p>
          </table:table-cell>
          <table:table-cell office:value-type="float" office:value="0.025555" calcext:value-type="float">
            <text:p>0.0255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25:.F25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7.jpg</text:p>
          </table:table-cell>
          <table:table-cell office:value-type="float" office:value="0.0322576" calcext:value-type="float">
            <text:p>0.0322576</text:p>
          </table:table-cell>
          <table:table-cell office:value-type="float" office:value="0.0152157" calcext:value-type="float">
            <text:p>0.015215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26:.F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7.jpg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213167" calcext:value-type="float">
            <text:p>0.02131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27:.F2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e4.jpg</text:p>
          </table:table-cell>
          <table:table-cell office:value-type="float" office:value="0.0303009" calcext:value-type="float">
            <text:p>0.0303009</text:p>
          </table:table-cell>
          <table:table-cell office:value-type="float" office:value="0.0259774" calcext:value-type="float">
            <text:p>0.025977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28:.F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8.jpg</text:p>
          </table:table-cell>
          <table:table-cell office:value-type="float" office:value="0.0294096" calcext:value-type="float">
            <text:p>0.0294096</text:p>
          </table:table-cell>
          <table:table-cell office:value-type="float" office:value="0.0208976" calcext:value-type="float">
            <text:p>0.020897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29:.F2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6.jpg</text:p>
          </table:table-cell>
          <table:table-cell office:value-type="float" office:value="0.0294108" calcext:value-type="float">
            <text:p>0.0294108</text:p>
          </table:table-cell>
          <table:table-cell office:value-type="float" office:value="0.0240104" calcext:value-type="float">
            <text:p>0.024010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30:.F3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te5.jpg</text:p>
          </table:table-cell>
          <table:table-cell office:value-type="float" office:value="0.0285709" calcext:value-type="float">
            <text:p>0.0285709</text:p>
          </table:table-cell>
          <table:table-cell office:value-type="float" office:value="0.0270208" calcext:value-type="float">
            <text:p>0.027020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31:.F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11.jpg</text:p>
          </table:table-cell>
          <table:table-cell office:value-type="float" office:value="0.0263157" calcext:value-type="float">
            <text:p>0.0263157</text:p>
          </table:table-cell>
          <table:table-cell office:value-type="float" office:value="0.000922795" calcext:value-type="float">
            <text:p>0.00092279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32:.F3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5.jpg</text:p>
          </table:table-cell>
          <table:table-cell office:value-type="float" office:value="0.0263146" calcext:value-type="float">
            <text:p>0.0263146</text:p>
          </table:table-cell>
          <table:table-cell office:value-type="float" office:value="0.0163187" calcext:value-type="float">
            <text:p>0.01631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33:.F3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pp2.jpg</text:p>
          </table:table-cell>
          <table:table-cell office:value-type="float" office:value="0.0263157" calcext:value-type="float">
            <text:p>0.0263157</text:p>
          </table:table-cell>
          <table:table-cell office:value-type="float" office:value="0.0166557" calcext:value-type="float">
            <text:p>0.01665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34:.F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6.jpg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1293" calcext:value-type="float">
            <text:p>0.022129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35:.F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7.jpg</text:p>
          </table:table-cell>
          <table:table-cell office:value-type="float" office:value="0.0238086" calcext:value-type="float">
            <text:p>0.0238086</text:p>
          </table:table-cell>
          <table:table-cell office:value-type="float" office:value="0.0183664" calcext:value-type="float">
            <text:p>0.018366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36:.F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7.jpg</text:p>
          </table:table-cell>
          <table:table-cell office:value-type="float" office:value="0.0238086" calcext:value-type="float">
            <text:p>0.0238086</text:p>
          </table:table-cell>
          <table:table-cell office:value-type="float" office:value="0.0222938" calcext:value-type="float">
            <text:p>0.022293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37:.F3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.jpg</text:p>
          </table:table-cell>
          <table:table-cell office:value-type="float" office:value="0.0232536" calcext:value-type="float">
            <text:p>0.0232536</text:p>
          </table:table-cell>
          <table:table-cell office:value-type="float" office:value="0.0166293" calcext:value-type="float">
            <text:p>0.016629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38:.F3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1.jpg</text:p>
          </table:table-cell>
          <table:table-cell office:value-type="float" office:value="0.0232549" calcext:value-type="float">
            <text:p>0.0232549</text:p>
          </table:table-cell>
          <table:table-cell office:value-type="float" office:value="0.0179055" calcext:value-type="float">
            <text:p>0.017905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39:.F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agea.png</text:p>
          </table:table-cell>
          <table:table-cell office:value-type="float" office:value="0.021739" calcext:value-type="float">
            <text:p>0.021739</text:p>
          </table:table-cell>
          <table:table-cell office:value-type="float" office:value="0.0739661" calcext:value-type="float">
            <text:p>0.073966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40:.F4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12.jpg</text:p>
          </table:table-cell>
          <table:table-cell office:value-type="float" office:value="0.0192307" calcext:value-type="float">
            <text:p>0.0192307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41:.F41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6.jpg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0941155" calcext:value-type="float">
            <text:p>0.0094115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42:.F4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9.jpg</text:p>
          </table:table-cell>
          <table:table-cell office:value-type="float" office:value="0.0185182" calcext:value-type="float">
            <text:p>0.0185182</text:p>
          </table:table-cell>
          <table:table-cell office:value-type="float" office:value="0.015432" calcext:value-type="float">
            <text:p>0.01543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43:.F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3.png</text:p>
          </table:table-cell>
          <table:table-cell office:value-type="float" office:value="0.018181" calcext:value-type="float">
            <text:p>0.018181</text:p>
          </table:table-cell>
          <table:table-cell office:value-type="float" office:value="0.0147665" calcext:value-type="float">
            <text:p>0.01476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44:.F44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ther1.jpg</text:p>
          </table:table-cell>
          <table:table-cell office:value-type="float" office:value="0.0178565" calcext:value-type="float">
            <text:p>0.0178565</text:p>
          </table:table-cell>
          <table:table-cell office:value-type="float" office:value="0.00703565" calcext:value-type="float">
            <text:p>0.007035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45:.F4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2.JPG</text:p>
          </table:table-cell>
          <table:table-cell office:value-type="float" office:value="0.0172402" calcext:value-type="float">
            <text:p>0.0172402</text:p>
          </table:table-cell>
          <table:table-cell office:value-type="float" office:value="0.0135481" calcext:value-type="float">
            <text:p>0.013548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46:.F46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age2.jpg</text:p>
          </table:table-cell>
          <table:table-cell office:value-type="float" office:value="0.0166664" calcext:value-type="float">
            <text:p>0.0166664</text:p>
          </table:table-cell>
          <table:table-cell office:value-type="float" office:value="0.015234" calcext:value-type="float">
            <text:p>0.01523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47:.F4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3.jpg</text:p>
          </table:table-cell>
          <table:table-cell office:value-type="float" office:value="0.0163931" calcext:value-type="float">
            <text:p>0.0163931</text:p>
          </table:table-cell>
          <table:table-cell office:value-type="float" office:value="0.0129382" calcext:value-type="float">
            <text:p>0.012938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48:.F4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5.jpg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35074" calcext:value-type="float">
            <text:p>0.013507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49:.F4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11.jpg</text:p>
          </table:table-cell>
          <table:table-cell office:value-type="float" office:value="0.015384" calcext:value-type="float">
            <text:p>0.015384</text:p>
          </table:table-cell>
          <table:table-cell office:value-type="float" office:value="0.00698417" calcext:value-type="float">
            <text:p>0.0069841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50:.F5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5.jpg</text:p>
          </table:table-cell>
          <table:table-cell office:value-type="float" office:value="0.0138885" calcext:value-type="float">
            <text:p>0.0138885</text:p>
          </table:table-cell>
          <table:table-cell office:value-type="float" office:value="0.0128751" calcext:value-type="float">
            <text:p>0.012875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51:.F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2.jpg</text:p>
          </table:table-cell>
          <table:table-cell office:value-type="float" office:value="0.0129867" calcext:value-type="float">
            <text:p>0.0129867</text:p>
          </table:table-cell>
          <table:table-cell office:value-type="float" office:value="0.00946864" calcext:value-type="float">
            <text:p>0.0094686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52:.F52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okpp3.jpg</text:p>
          </table:table-cell>
          <table:table-cell office:value-type="float" office:value="0.0124999" calcext:value-type="float">
            <text:p>0.0124999</text:p>
          </table:table-cell>
          <table:table-cell office:value-type="float" office:value="0.011022" calcext:value-type="float">
            <text:p>0.0110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53:.F5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1.jpg</text:p>
          </table:table-cell>
          <table:table-cell office:value-type="float" office:value="0.0120476" calcext:value-type="float">
            <text:p>0.0120476</text:p>
          </table:table-cell>
          <table:table-cell office:value-type="float" office:value="0.00929114" calcext:value-type="float">
            <text:p>0.0092911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54:.F5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5.jpg</text:p>
          </table:table-cell>
          <table:table-cell office:value-type="float" office:value="0.0116276" calcext:value-type="float">
            <text:p>0.0116276</text:p>
          </table:table-cell>
          <table:table-cell office:value-type="float" office:value="0.0108353" calcext:value-type="float">
            <text:p>0.010835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55:.F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4.jpg</text:p>
          </table:table-cell>
          <table:table-cell office:value-type="float" office:value="0.0116276" calcext:value-type="float">
            <text:p>0.0116276</text:p>
          </table:table-cell>
          <table:table-cell office:value-type="float" office:value="0.0108453" calcext:value-type="float">
            <text:p>0.010845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E56:.F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3.JPG</text:p>
          </table:table-cell>
          <table:table-cell office:value-type="float" office:value="0.0114941" calcext:value-type="float">
            <text:p>0.0114941</text:p>
          </table:table-cell>
          <table:table-cell office:value-type="float" office:value="0.00997884" calcext:value-type="float">
            <text:p>0.0099788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57:.F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een6.png</text:p>
          </table:table-cell>
          <table:table-cell office:value-type="float" office:value="0.0111104" calcext:value-type="float">
            <text:p>0.0111104</text:p>
          </table:table-cell>
          <table:table-cell office:value-type="float" office:value="0.0022706" calcext:value-type="float">
            <text:p>0.002270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58:.F5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6.jpg</text:p>
          </table:table-cell>
          <table:table-cell office:value-type="float" office:value="0.0108686" calcext:value-type="float">
            <text:p>0.0108686</text:p>
          </table:table-cell>
          <table:table-cell office:value-type="float" office:value="0.00776273" calcext:value-type="float">
            <text:p>0.0077627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AX([.E59:.F5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8.jpg</text:p>
          </table:table-cell>
          <table:table-cell office:value-type="float" office:value="0.00989959" calcext:value-type="float">
            <text:p>0.00989959</text:p>
          </table:table-cell>
          <table:table-cell office:value-type="float" office:value="0.00678848" calcext:value-type="float">
            <text:p>0.0067884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60:.F6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pt2.jpg</text:p>
          </table:table-cell>
          <table:table-cell office:value-type="float" office:value="0.0094334" calcext:value-type="float">
            <text:p>0.0094334</text:p>
          </table:table-cell>
          <table:table-cell office:value-type="float" office:value="0.00869297" calcext:value-type="float">
            <text:p>0.0086929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61:.F6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3.jpg</text:p>
          </table:table-cell>
          <table:table-cell office:value-type="float" office:value="0.00884854" calcext:value-type="float">
            <text:p>0.00884854</text:p>
          </table:table-cell>
          <table:table-cell office:value-type="float" office:value="0.00231948" calcext:value-type="float">
            <text:p>0.0023194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[.E62:.F6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ster4.jpg</text:p>
          </table:table-cell>
          <table:table-cell office:value-type="float" office:value="0.0071427" calcext:value-type="float">
            <text:p>0.0071427</text:p>
          </table:table-cell>
          <table:table-cell office:value-type="string" calcext:value-type="string">
            <text:p>-nan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63:.F6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9.jpg</text:p>
          </table:table-cell>
          <table:table-cell office:value-type="float" office:value="0.00473913" calcext:value-type="float">
            <text:p>0.00473913</text:p>
          </table:table-cell>
          <table:table-cell office:value-type="float" office:value="0.00425934" calcext:value-type="float">
            <text:p>0.0042593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E64:.F64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origin</text:p>
          </table:table-cell>
          <table:table-cell office:value-type="string" calcext:value-type="string">
            <text:p>Ytuned</text:p>
          </table:table-cell>
          <table:table-cell office:value-type="string" calcext:value-type="string">
            <text:p>Ide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B</text:p>
          </table:table-cell>
          <table:table-cell table:formula="of:=AVERAGE([#REF!])" office:value-type="string" office:string-value="#REF!" calcext:value-type="error">
            <text:p>#REF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table:formula="of:=AVERAGE([#REF!])" office:value-type="string" office:string-value="#REF!" calcext:value-type="error">
            <text:p>#REF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table:formula="of:=AVERAGE([#REF!])" office:value-type="string" office:string-value="#REF!" calcext:value-type="error">
            <text:p>#REF!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formula="of:=SUM([.E5:.E68]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5:.E68])" office:value-type="float" office:value="23" calcext:value-type="float">
            <text:p>23</text:p>
          </table:table-cell>
          <table:table-cell table:formula="of:=SUM([.F5:.F68])" office:value-type="float" office:value="27" calcext:value-type="float">
            <text:p>27</text:p>
          </table:table-cell>
          <table:table-cell table:formula="of:=SUM([.G5:.G68])" office:value-type="float" office:value="37" calcext:value-type="float">
            <text:p>37</text:p>
          </table:table-cell>
          <table:table-cell table:formula="of:=SUM([.H5:.H68])" office:value-type="float" office:value="32" calcext:value-type="float">
            <text:p>32</text:p>
          </table:table-cell>
          <table:table-cell table:formula="of:=SUM([.I5:.I68])" office:value-type="float" office:value="23" calcext:value-type="float">
            <text:p>23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5"/>
          <table:table-cell table:formula="of:=48/64" office:value-type="float" office:value="0.75" calcext:value-type="float">
            <text:p>0.75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1:Sheet1.I79" table:display-filter-buttons="true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7T14:50:49.158990383</dc:date>
    <dc:creator>fc </dc:creator>
    <meta:document-statistic meta:table-count="1" meta:cell-count="596" meta:object-count="0"/>
    <meta:generator>LibreOffice/4.1.3.2$Linux_X86_64 LibreOffice_project/410m0$Build-2</meta:generator>
  </office:meta>
</office:document-meta>
</file>